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4.00pt" fo:font-weight="bold"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2.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4.00pt" fo:font-weight="bold"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4.00pt" fo:font-weight="bold" fo:font-family="'Courier New'" style:font-family-asian="'Courier New'" style:font-family-complex="'Courier New'" fo:background-color="transparent" style:use-window-font-color="tru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2.00pt" fo:font-weight="normal" fo:font-family="'Courier New'" style:font-family-asian="'Courier New'" style:font-family-complex="'Courier New'" fo:background-color="transparent" style:use-window-font-color="true"/>
    </style:style>
    <style:style style:name="T12" style:family="text">
      <style:text-properties fo:font-size="14.00pt" fo:font-weight="bold" fo:font-family="'Courier New'" style:font-family-asian="'Courier New'" style:font-family-complex="'Courier New'" fo:background-color="transparent" style:use-window-font-color="true"/>
    </style:style>
    <style:style style:name="T13" style:family="text">
      <style:text-properties fo:font-size="12.00pt" fo:font-weight="normal" fo:font-family="'Courier New'" style:font-family-asian="'Courier New'" style:font-family-complex="'Courier New'" fo:background-color="transparent" style:use-window-font-color="true"/>
    </style:style>
    <style:style style:name="T14" style:family="text">
      <style:text-properties fo:font-size="12.00pt" fo:font-weight="bold" fo:font-family="'Courier New'" style:font-family-asian="'Courier New'" style:font-family-complex="'Courier New'" fo:background-color="transparent" style:use-window-font-color="true"/>
    </style:style>
    <style:style style:name="T15" style:family="text">
      <style:text-properties fo:font-size="12.00pt" fo:font-weight="normal" fo:font-family="'Courier New'" style:font-family-asian="'Courier New'" style:font-family-complex="'Courier New'" fo:background-color="transparent" style:use-window-font-color="true"/>
    </style:style>
    <style:style style:name="T16" style:family="text">
      <style:text-properties fo:font-size="14.00pt" fo:font-weight="bold" fo:font-family="'Courier New'" style:font-family-asian="'Courier New'" style:font-family-complex="'Courier New'" fo:background-color="transparent" style:use-window-font-color="true"/>
    </style:style>
    <style:style style:name="T17" style:family="text">
      <style:text-properties fo:font-size="12.00pt" fo:font-weight="normal" fo:font-family="'Courier New'" style:font-family-asian="'Courier New'" style:font-family-complex="'Courier New'" fo:background-color="transparent" style:use-window-font-color="true"/>
    </style:style>
    <style:style style:name="T18"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19" style:family="text">
      <style:text-properties fo:font-size="12.00pt" fo:font-weight="normal" fo:font-family="'Courier New'" style:font-family-asian="'Courier New'" style:font-family-complex="'Courier New'" fo:background-color="transparent" style:use-window-font-color="true"/>
    </style:style>
    <style:style style:name="T20" style:family="text">
      <style:text-properties fo:font-size="14.00pt" fo:font-weight="bold" fo:font-family="'Courier New'" style:font-family-asian="'Courier New'" style:font-family-complex="'Courier New'" fo:background-color="transparent" style:use-window-font-color="true"/>
    </style:style>
    <style:style style:name="T21" style:family="text">
      <style:text-properties fo:font-size="12.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Salary calculation "LLCpayrollSoftware" manual</text:span></text:p>
      <text:p text:style-name="P1"><text:span text:style-name="T2"/></text:p>
      <text:p text:style-name="P1"><text:span text:style-name="T3">The idea of ​​the program</text:span></text:p>
      <text:p text:style-name="P1"><text:span text:style-name="T4"/></text:p>
      <text:p text:style-name="P1"><text:span text:style-name="T5">As a result of practical C# programming, an application was created that will allow you to keep track of employees' time worked and calculate salaries. The application must be able to build a time and salary report for all employees.</text:span></text:p>
      <text:p text:style-name="P1"><text:span text:style-name="T6"/></text:p>
      <text:p text:style-name="P1"><text:span text:style-name="T6"/></text:p>
      <text:p text:style-name="P1"><text:span text:style-name="T7">Roles and features of functionality</text:span></text:p>
      <text:p text:style-name="P1"><text:span text:style-name="T8"/></text:p>
      <text:p text:style-name="P1"><text:span text:style-name="T9">Head</text:span><text:span text:style-name="T10"/></text:p>
      <text:p text:style-name="P1"><text:span text:style-name="T10"/></text:p>
      <text:p text:style-name="P1"><text:span text:style-name="T11">1. Can add employees as managers, salaried employee, freelancer.</text:span></text:p>
      <text:p text:style-name="P1"><text:span text:style-name="T11">2. Can add time to any employee. It is possible to add time retroactively.</text:span></text:p>
      <text:p text:style-name="P1"><text:span text:style-name="T11">3. You can view the report for the selected period for all employees (periods can be per day, per week, per month)</text:span></text:p>
      <text:p text:style-name="P1"><text:span text:style-name="T11">4. Can view working hours for the selected period for a specific employee.</text:span></text:p>
      <text:p text:style-name="P1"><text:span text:style-name="T11"/></text:p>
      <text:p text:style-name="P1"><text:span text:style-name="T12">Properties of the manager</text:span></text:p>
      <text:p text:style-name="P1"><text:span text:style-name="T13"/></text:p>
      <text:p text:style-name="P1"><text:span text:style-name="T13">Monthly salary: 200,000 rubles (For the daily report, the salary is calculated as follows: 8/160 * 200,000 = 10,000)</text:span></text:p>
      <text:p text:style-name="P1"><text:span text:style-name="T13">Monthly bonus: 20,000 rubles (paid if the manager had rework). For the report the other day, the bonus is calculated as follows: 8/160*20000 = 1000</text:span></text:p>
      <text:p text:style-name="P1"><text:span text:style-name="T14">Note:<text:s/></text:span><text:span text:style-name="T15">the number of working hours per month is considered equal to 160 for all employees.</text:span></text:p>
      <text:p text:style-name="P1"><text:span text:style-name="T15"/></text:p>
      <text:p text:style-name="P1"><text:span text:style-name="T16">Salaried employee</text:span></text:p>
      <text:p text:style-name="P1"><text:span text:style-name="T17"/></text:p>
      <text:p text:style-name="P1"><text:span text:style-name="T17">1. Can add hours worked to the list of employees. You can add time only for yourself. It is possible to add time retroactively.</text:span></text:p>
      <text:p text:style-name="P1"><text:span text:style-name="T17">2. You can view your hours worked and salary for the period</text:span></text:p>
      <text:p text:style-name="P1"><text:span text:style-name="T17"/></text:p>
      <text:p text:style-name="P1"><text:span text:style-name="T18">Properties of the employee on the salary</text:span></text:p>
      <text:p text:style-name="P1"><text:span text:style-name="T19">Monthly salary: 120,000</text:span></text:p>
      <text:p text:style-name="P1"><text:span text:style-name="T19">Rework of more than 160 hours is paid in double amount.</text:span></text:p>
      <text:p text:style-name="P1"><text:span text:style-name="T19"/></text:p>
      <text:p text:style-name="P1"><text:span text:style-name="T20">Freelancer</text:span><text:span text:style-name="T21"/></text:p>
      <text:p text:style-name="P1"><text:span text:style-name="T21">1. Can add hours worked to the list of freelancers. You can add time only for yourself. It is possible to add time retroactively no earlier than two days from the current time. if more than two days have passed between the current day and the day on which the freelancer wants to enter hours, we do not allow it to be done.</text:span></text:p>
      <text:p text:style-name="P1"><text:span text:style-name="T21">2. Can view hours worked and salary for the period</text:span></text:p>
      <text:p text:style-name="P1"><text:span text:style-name="T21"/></text:p>
      <text:p text:style-name="P1"><text:span text:style-name="T21">There is no monthly salary. Hourly payment 1000 rubles. There is no processing fee.</text:span></text:p>
      <text:p text:style-name="P1"><text:span text:style-name="T21"/></text:p>
      <text:p text:style-name="P1"><text:span text:style-name="T21"/></text:p>
      <text:p text:style-name="P1"><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